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15cm" draw:marker-end-width="0.15cm" draw:fill="solid" draw:fill-color="#0099ff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cm" draw:fill="solid"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5cm" svg:height="10.5cm" svg:x="10.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5cm" svg:y1="8cm" svg:x2="28cm" svg:y2="8cm">
          <text:p/>
        </draw:line>
        <draw:frame draw:style-name="gr3" draw:layer="layout" svg:width="1.874cm" svg:height="0.962cm" svg:x="1.6cm" svg:y="9cm">
          <draw:text-box>
            <text:p>Core</text:p>
          </draw:text-box>
        </draw:frame>
        <draw:frame draw:style-name="gr3" draw:layer="layout" svg:width="3.601cm" svg:height="0.962cm" svg:x="1.6cm" svg:y="6cm">
          <draw:text-box>
            <text:p>Extensions</text:p>
          </draw:text-box>
        </draw:frame>
        <draw:custom-shape draw:style-name="gr4" draw:text-style-name="P1" draw:layer="layout" svg:width="5.5cm" svg:height="2.5cm" svg:x="10.5cm" svg:y="4.5cm">
          <text:p text:style-name="P1">Re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5cm" svg:height="2.5cm" svg:x="16.5cm" svg:y="4.5cm">
          <text:p text:style-name="P1">Consisten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5cm" svg:height="2.5cm" svg:x="22.5cm" svg:y="4.5cm">
          <text:p text:style-name="P1">Name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7.5cm" svg:height="2.5cm" svg:x="10.5cm" svg:y="1.5cm">
          <text:p text:style-name="P1">Interfaces (FUSE, Table, etc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5.5cm" svg:height="2.5cm" svg:x="11.5cm" svg:y="16cm">
          <text:p text:style-name="P1">Network / Group Manag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5cm" svg:height="2.5cm" svg:x="11.5cm" svg:y="13cm">
          <text:p text:style-name="P1">Meta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5cm" svg:height="2.5cm" svg:x="17cm" svg:y="13cm">
          <text:p text:style-name="P1">Chun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5cm" svg:height="2.5cm" svg:x="22.5cm" svg:y="13cm">
          <text:p text:style-name="P1">Logging</text:p>
          <text:p text:style-name="P1">FastRecov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5cm" svg:height="2.5cm" svg:x="14cm" svg:y="10cm">
          <text:p text:style-name="P1">Mig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5cm" svg:height="2.5cm" svg:x="20cm" svg:y="10cm">
          <text:p text:style-name="P1">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Klein</meta:initial-creator>
    <meta:creation-date>2012-06-11T09:32:28</meta:creation-date>
    <dc:date>2012-08-24T08:52:58</dc:date>
    <dc:creator>Florian Klein</dc:creator>
    <meta:editing-duration>PT17M14S</meta:editing-duration>
    <meta:editing-cycles>3</meta:editing-cycles>
    <meta:generator>LibreOffice/3.5$Linux_X86_64 LibreOffice_project/350m1$Build-2</meta:generator>
    <meta:document-statistic meta:object-count="14"/>
  </office:meta>
</office:document-meta>
</file>